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0853" officeooo:paragraph-rsid="001008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git hu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6T18:10:21.901791782</meta:creation-date>
    <dc:date>2021-09-16T18:10:40.465530243</dc:date>
    <meta:editing-duration>PT19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1.5.2$Linux_X86_64 LibreOffice_project/10$Build-2</meta:generator>
  </office:meta>
</office:document-meta>
</file>